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background-color="#ffff0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fo:background-color="#ffff00" style:font-size-asian="14pt" style:font-style-asian="italic" style:font-weight-asian="bold" style:font-size-complex="14pt"/>
    </style:style>
    <style:style style:name="P10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/>
    </style:style>
    <style:style style:name="P11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style:font-size-asian="14pt" style:font-size-complex="14pt" style:font-style-complex="italic"/>
    </style:style>
    <style:style style:name="T5" style:family="text">
      <style:text-properties fo:text-transform="uppercase" fo:font-size="14pt" style:font-size-asian="14pt" style:font-size-complex="14pt"/>
    </style:style>
    <style:style style:name="T6" style:family="text">
      <style:text-properties fo:color="#ff0000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ОТОКОЛ ___</text:p>
      <text:p text:style-name="P13">заседания диссертационного совета ПДС _________ РУДН</text:p>
      <text:p text:style-name="P4"/>
      <text:p text:style-name="P4">____________ 20___ г.</text:p>
      <text:p text:style-name="P5"/>
      <text:p text:style-name="P1"><text:span text:style-name="T3">ПРИСУТСТВОВАЛИ:</text:span><text:span text:style-name="T1"> </text:span><text:span text:style-name="T2">___ из _____ членов диссертационного совета: </text:span></text:p>
      <text:p text:style-name="P13">д.м.н. Иванов И.И., д.м.н. Петров И.И. и т.д.</text:p>
      <text:p text:style-name="P3"><text:s/></text:p>
      <text:p text:style-name="P3"/>
      <text:p text:style-name="P3">ПРЕДСЕДАТЕЛЬСТВУЮЩИЙ: ФИО – председатель(заместитель) диссертационного совета</text:p>
      <text:p text:style-name="P3">СЕКРЕТАРЬ: ФИО - ученый секретарь диссертационного совета</text:p>
      <text:p text:style-name="P3">ПОВЕСТКА ДНЯ: принятие диссертации (ФИО, «___Тема_диссертации___», специальность) к предварительному рассмотрению; назначение экспертной комиссии.</text:p>
      <text:p text:style-name="P6"/>
      <text:p text:style-name="P1"><text:span text:style-name="T3">СЛУШАЛИ</text:span><text:span text:style-name="T5">: </text:span></text:p>
      <text:p text:style-name="P13">- председательствующего с информацией о представленной диссертации;</text:p>
      <text:p text:style-name="P3">- сообщение ученого секретаря диссертационного совета о документах, имеющихся в аттестационном деле соискателя;</text:p>
      <text:p text:style-name="P7">- рассылка диссертации членам диссертационного совета с почты Управления делами РУДН (дата рассылки)</text:p>
      <text:p text:style-name="P3">ПОСТАНОВИЛИ:</text:p>
      <text:p text:style-name="P3">По результатам открытого голосования членов диссертационного совета </text:p>
      <text:p text:style-name="P3">(единогласно): </text:p>
      <text:p text:style-name="P3">- считать, что представленные соискателем документы по своему содержанию и оформлению соответствуют установленным требованиям;</text:p>
      <text:p text:style-name="P14">- принять диссертацию к предварительному рассмотрению;</text:p>
      <text:p text:style-name="P14">- назначить экспертную комиссию для рассмотрения диссертации в составе:</text:p>
      <text:p text:style-name="P2"><text:span text:style-name="T2"><text:tab/>председатель - (</text:span><text:span text:style-name="T4">член диссертационного совета),</text:span><text:span text:style-name="T2"> <text:tab/>члены комиссии: </text:span></text:p>
      <text:p text:style-name="P14">(ФИО, ученая степень, ученое звание, должность, место работы);</text:p>
      <text:p text:style-name="P14">- экспертной комиссии подготовить заключение о возможности или невозможности принятия рассмотренной диссертации к защите; </text:p>
      <text:p text:style-name="P2"><text:span text:style-name="T2">- назначить дату заседания диссертационного совета по приему представленной диссертации к защите не позднее чем через четыре месяца со дня принятия ее к предварительному рассмотрению.</text:span><text:span text:style-name="T6"> <text:s/></text:span></text:p>
      <text:p text:style-name="P8"/>
      <text:p text:style-name="P8"/>
      <text:p text:style-name="P13">Председательствующий на заседании:<text:tab/> <text:s text:c="45"/>ФИО</text:p>
      <text:p text:style-name="P16">Ученый секретарь диссертационного совета<text:tab/> <text:s text:c="35"/>ФИО</text:p>
      <text:p text:style-name="P9">Не позднее 3-х рабочих дней со дня принятия диссертации к предварительному рассмотрению, скан протокола (с подписями и печатью) должен быть направлен в ДАНК.</text:p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11-29T16:27:00</meta:creation-date>
    <dc:date>2025-10-18T15:36:46.831969479</dc:date>
    <meta:print-date>2017-12-14T20:26:00</meta:print-date>
    <meta:editing-cycles>9</meta:editing-cycles>
    <meta:editing-duration>PT56M30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6" meta:word-count="209" meta:character-count="1860" meta:non-whitespace-character-count="1582"/>
  </office:meta>
</office:document-meta>
</file>